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pitch="variable"/>
    <style:font-face style:name="Lucida Console" svg:font-family="'Lucida Console'" style:font-family-generic="modern"/>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automatic-styles>
    <style:style style:name="P1"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P2"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style>
    <style:style style:name="P5" style:family="paragraph" style:parent-style-name="Default">
      <style:paragraph-properties fo:text-align="justify" style:justify-single-word="false"/>
      <style:text-properties fo:font-size="10pt" style:font-size-asian="10pt" style:font-size-complex="10pt"/>
    </style:style>
    <style:style style:name="P6" style:family="paragraph" style:parent-style-name="Default">
      <style:paragraph-properties fo:text-align="justify" style:justify-single-word="false"/>
      <style:text-properties fo:font-size="10pt" officeooo:paragraph-rsid="00128637" style:font-size-asian="10pt" style:font-size-complex="10pt"/>
    </style:style>
    <style:style style:name="P7"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8" style:family="paragraph" style:parent-style-name="Default">
      <style:paragraph-properties fo:text-align="justify" style:justify-single-word="false"/>
      <style:text-properties officeooo:paragraph-rsid="0010bf1c"/>
    </style:style>
    <style:style style:name="P9"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0" style:family="paragraph" style:parent-style-name="Default">
      <style:paragraph-properties fo:text-align="justify" style:justify-single-word="false"/>
      <style:text-properties fo:font-size="10pt" fo:font-weight="bold" style:font-size-asian="10pt" style:font-weight-asian="bold" style:font-size-complex="10pt"/>
    </style:style>
    <style:style style:name="P11" style:family="paragraph" style:parent-style-name="Default">
      <style:paragraph-properties fo:text-align="justify" style:justify-single-word="false"/>
      <style:text-properties fo:font-size="10pt" officeooo:paragraph-rsid="0020c0dd" style:font-size-asian="10pt" style:font-size-complex="10pt"/>
    </style:style>
    <style:style style:name="P12" style:family="paragraph" style:parent-style-name="Default">
      <style:paragraph-properties fo:text-align="justify" style:justify-single-word="false"/>
      <style:text-properties fo:font-size="10pt" officeooo:rsid="0020c0dd" officeooo:paragraph-rsid="0020c0dd" style:font-size-asian="10pt" style:font-size-complex="10pt"/>
    </style:style>
    <style:style style:name="P13" style:family="paragraph" style:parent-style-name="Default">
      <style:paragraph-properties fo:text-align="justify" style:justify-single-word="false"/>
      <style:text-properties fo:font-size="10pt" fo:font-weight="bold" style:font-name-asian="Arial1" style:font-size-asian="10pt" style:font-weight-asian="bold" style:font-size-complex="10pt"/>
    </style:style>
    <style:style style:name="P14" style:family="paragraph" style:parent-style-name="Default">
      <style:paragraph-properties fo:text-align="justify" style:justify-single-word="false"/>
      <style:text-properties style:font-name="Arial1" fo:font-size="10pt" fo:font-weight="bold" style:font-size-asian="10pt" style:font-weight-asian="bold" style:font-name-complex="Arial1" style:font-size-complex="10pt"/>
    </style:style>
    <style:style style:name="P15" style:family="paragraph" style:parent-style-name="Default">
      <style:paragraph-properties fo:text-align="justify" style:justify-single-word="false"/>
      <style:text-properties style:font-name="Arial1" fo:font-size="10pt" style:font-size-asian="10pt" style:font-name-complex="Arial1" style:font-size-complex="10pt"/>
    </style:style>
    <style:style style:name="P16" style:family="paragraph" style:parent-style-name="Text_20_body">
      <style:text-properties style:font-name="Arial1" fo:font-size="10pt" style:font-size-asian="10pt" style:font-name-complex="Arial1" style:font-size-complex="10pt"/>
    </style:style>
    <style:style style:name="P17" style:family="paragraph" style:parent-style-name="Text_20_body">
      <style:text-properties officeooo:paragraph-rsid="00147ab7"/>
    </style:style>
    <style:style style:name="P18"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T1" style:family="text">
      <style:text-properties officeooo:rsid="000cd889"/>
    </style:style>
    <style:style style:name="T2" style:family="text">
      <style:text-properties fo:font-size="14pt" officeooo:rsid="000cd889" style:font-size-asian="14pt" style:font-size-complex="14pt"/>
    </style:style>
    <style:style style:name="T3" style:family="text">
      <style:text-properties fo:font-size="14pt" style:font-size-asian="14pt" style:font-size-complex="14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style:font-size-asian="10pt" style:font-size-complex="10pt" style:font-weight-complex="bold"/>
    </style:style>
    <style:style style:name="T8" style:family="text">
      <style:text-properties fo:font-size="10pt" style:font-family-asian="'URW Gothic L', 'Arial Unicode MS'" style:font-family-generic-asian="swiss" style:font-pitch-asian="variable" style:font-size-asian="10pt" style:font-size-complex="10pt"/>
    </style:style>
    <style:style style:name="T9" style:family="text">
      <style:text-properties fo:font-size="10pt" officeooo:rsid="0028f7e3" style:font-family-asian="'URW Gothic L', 'Arial Unicode MS'" style:font-family-generic-asian="swiss" style:font-pitch-asian="variable" style:font-size-asian="10pt" style:font-size-complex="10pt"/>
    </style:style>
    <style:style style:name="T10" style:family="text">
      <style:text-properties fo:font-size="10pt" officeooo:rsid="002910da" style:font-family-asian="'URW Gothic L', 'Arial Unicode MS'" style:font-family-generic-asian="swiss" style:font-pitch-asian="variable" style:font-size-asian="10pt" style:font-size-complex="10pt"/>
    </style:style>
    <style:style style:name="T11" style:family="text">
      <style:text-properties fo:font-size="10pt" officeooo:rsid="000ce33b" style:font-size-asian="10pt" style:font-size-complex="10pt"/>
    </style:style>
    <style:style style:name="T12" style:family="text">
      <style:text-properties fo:font-size="10pt" officeooo:rsid="00128637" style:font-size-asian="10pt" style:font-size-complex="10pt"/>
    </style:style>
    <style:style style:name="T13" style:family="text">
      <style:text-properties officeooo:rsid="00128637"/>
    </style:style>
    <style:style style:name="T14" style:family="text">
      <style:text-properties fo:font-size="10pt" officeooo:rsid="001dcca8" style:font-size-asian="10pt" style:font-size-complex="10pt"/>
    </style:style>
    <style:style style:name="T15" style:family="text">
      <style:text-properties fo:font-size="10pt" fo:font-weight="bold" officeooo:rsid="000eaa38" style:font-size-asian="10pt" style:font-weight-asian="bold" style:font-size-complex="10pt" style:font-weight-complex="bold"/>
    </style:style>
    <style:style style:name="T16" style:family="text">
      <style:text-properties fo:font-size="10pt" officeooo:rsid="000eaa38" style:font-size-asian="10pt" style:font-size-complex="10pt"/>
    </style:style>
    <style:style style:name="T17" style:family="text">
      <style:text-properties fo:font-size="10pt" officeooo:rsid="0010bf1c" style:font-size-asian="10pt" style:font-size-complex="10pt"/>
    </style:style>
    <style:style style:name="T18" style:family="text">
      <style:text-properties fo:font-size="10pt" officeooo:rsid="001019aa" style:font-size-asian="10pt" style:font-size-complex="10pt"/>
    </style:style>
    <style:style style:name="T19" style:family="text">
      <style:text-properties fo:color="#333333" loext:opacity="100%" fo:font-size="10pt" fo:language="en" fo:country="none" fo:font-weight="bold" style:font-size-asian="10pt" style:font-weight-asian="bold" style:font-size-complex="10pt"/>
    </style:style>
    <style:style style:name="T20" style:family="text">
      <style:text-properties fo:color="#333333" loext:opacity="100%" fo:font-size="10pt" fo:language="en" fo:country="none" style:font-size-asian="10pt" style:font-size-complex="10pt"/>
    </style:style>
    <style:style style:name="T21" style:family="text">
      <style:text-properties fo:font-size="10pt" fo:font-weight="bold" officeooo:rsid="002314b9" style:font-size-asian="10pt" style:font-weight-asian="bold" style:font-size-complex="10pt"/>
    </style:style>
    <style:style style:name="T22" style:family="text">
      <style:text-properties fo:font-size="10pt" officeooo:rsid="0020c0dd" style:font-size-asian="10pt" style:font-size-complex="10pt"/>
    </style:style>
    <style:style style:name="T23" style:family="text">
      <style:text-properties officeooo:rsid="0020c0dd"/>
    </style:style>
    <style:style style:name="T24" style:family="text">
      <style:text-properties officeooo:rsid="0020e798"/>
    </style:style>
    <style:style style:name="T25" style:family="text">
      <style:text-properties officeooo:rsid="001c368a"/>
    </style:style>
    <style:style style:name="T26" style:family="text">
      <style:text-properties style:font-name="Arial1" fo:font-size="10pt" style:font-size-asian="10pt" style:font-name-complex="Arial1" style:font-size-complex="10pt"/>
    </style:style>
    <style:style style:name="T27" style:family="text">
      <style:text-properties style:font-name="Arial1" fo:font-size="10pt" officeooo:rsid="00147ab7" style:font-size-asian="10pt" style:font-name-complex="Arial1" style:font-size-complex="10pt"/>
    </style:style>
    <style:style style:name="T28" style:family="text">
      <style:text-properties fo:font-size="10pt" style:font-name-asian="Arial1" style:font-size-asian="10pt" style:font-size-complex="10pt"/>
    </style:style>
    <style:style style:name="T29" style:family="text">
      <style:text-properties officeooo:rsid="0028f7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d User </text:span>License and Subscription Agreement</text:p>
      <text:p text:style-name="P2"><text:span text:style-name="T2">Collabora Office</text:span><text:span text:style-name="T3"> (“Software”)</text:span></text:p>
      <text:p text:style-name="P2"/>
      <text:p text:style-name="P3"/>
      <text:p text:style-name="P4"><text:span text:style-name="T4">A</text:span><text:span text:style-name="T5">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5"/>
      <text:p text:style-name="P5">PLEASE READ THIS AGREEMENT CAREFULLY. BY PURCHASING, INSTALLING AND/OR USING THE COLLABORA OFFICE SOFTWARE (INCLUDING ITS COMPONENTS), YOU AGREE TO THE TERMS OF THIS LICENCE AND SUBSCRIPTION AGREEMENT AND ACKNOWLEDGE THAT YOU HAVE READ AND UNDERSTAND THIS AGREEMENT. </text:p>
      <text:p text:style-name="P5"/>
      <text:p text:style-name="P5">IF YOU DO NOT AGREE WITH THESE TERMS PLEASE DO NOT DOWNLOAD, INSTALL OR USE THE SOFTWARE OR SUBSCRIPTION SERVICES. </text:p>
      <text:p text:style-name="P5"/>
      <text:p text:style-name="P4"><text:span text:style-name="T5">PARTIES.</text:span><text:span text:style-name="T6"> This software licence and subscription agreement (“Agreement”) is a legally binding </text:span><text:span text:style-name="T7">agreement</text:span><text:span text:style-name="T6"> between You and Collabora Productivity Limited, </text:span><text:span text:style-name="T8">incorporated and registered in England and Wales with company number 08644931 whose registered office is at </text:span><text:span text:style-name="T9">t</text:span><text:span text:style-name="T8">he </text:span><text:span text:style-name="T9">Unit 1.06</text:span><text:span text:style-name="T8">, St John’s Innovation </text:span><text:span text:style-name="T9">Centre</text:span><text:span text:style-name="T8">, </text:span><text:span text:style-name="T9">Cowley Road,</text:span><text:span text:style-name="T8"> Cambridge, CB4 0</text:span><text:span text:style-name="T10">W</text:span><text:span text:style-name="T8">S, United Kingdom (“Collabora”) and where applicable references to Collabora shall also refer to its authorised resellers and third party distributors from time to time</text:span><text:span text:style-name="T6">. </text:span></text:p>
      <text:p text:style-name="P5"/>
      <text:p text:style-name="P4"><text:span text:style-name="T5">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5"/>
      <text:p text:style-name="P4"><text:span text:style-name="T5">LICENCES.</text:span><text:span text:style-name="T6"> Provided that You have subscribed </text:span><text:span text:style-name="T11">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5"/>
      <text:p text:style-name="P4"><text:span text:style-name="T4">SUBSCRIPTION SERVICES. </text:span><text:span text:style-name="T6">The Licence to reproduce and use a copy of the Software is granted subject to the </text:span><text:span text:style-name="T12">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12">in Your Organization.</text:span></text:p>
      <text:p text:style-name="P5">The Subscription Services Entitlements entitle You during the subscription period to make use of the following services (“Subscription Services”):</text:p>
      <text:p text:style-name="P5">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CollaboraOffice.com/" text:style-name="Internet_20_link" text:visited-style-name="Visited_20_Internet_20_Link"><text:span text:style-name="T13">http://www.CollaboraOffice.com/</text:span></text:a></text:p>
      <text:p text:style-name="P6">b) <text:s/>in the case of support services, to fee based technical support on the terms set out in this Agreement, or any separate agreement, and from time to time at <text:a xlink:type="simple" xlink:href="http://www.CollaboraOffice.com/" text:style-name="Internet_20_link" text:visited-style-name="Visited_20_Internet_20_Link"><text:span text:style-name="T13">http://www.CollaboraOffice.com/</text:span></text:a>. </text:p>
      <text:p text:style-name="P5">All Subscription Services will be supplied in a professional manner in accordance with generally accepted industry standards. </text:p>
      <text:p text:style-name="P5">Unless the Subscription Services and Subscription Services Entitlements are set out in a separate contract with Collabora, they are offered to You subject to the terms set out in this Agreement. </text:p>
      <text:p text:style-name="P5"/>
      <text:p text:style-name="P4"><text:span text:style-name="T6">IF THE </text:span><text:span text:style-name="T14">SUBSCRIPTION</text:span><text:span text:style-name="T6"> SERVICES ENTITLEMENTS PERIOD EXPIRES AND IS NOT RENEWED WITHIN 30 DAYS, </text:span><text:span text:style-name="T12">ACCESS TO SUBSCRIPTION SERVICES </text:span><text:span text:style-name="T6">IS TERMINATED. IF </text:span><text:span text:style-name="T12">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7"><text:tab/></text:p>
      <text:p text:style-name="P8"><text:span text:style-name="T15">HOME USE.</text:span><text:span text:style-name="T16"> Collabora grants </text:span><text:span text:style-name="T17">primary users of Subscription Services Entitlements and their </text:span><text:span text:style-name="T16">immediate family members a License to reproduce and use copies of the Software for </text:span><text:span text:style-name="T17">H</text:span><text:span text:style-name="T18">ome </text:span><text:span text:style-name="T17">U</text:span><text:span text:style-name="T18">se </text:span><text:span text:style-name="T17">as detailed below</text:span><text:span text:style-name="T18"> </text:span><text:span text:style-name="T17">unless otherwise prohibited by any applicable laws, policies or regulations. Home Use is usage outside the scope of normal business that occurs primarily inside the home.</text:span></text:p>
      <text:p text:style-name="P9"/>
      <text:p text:style-name="P4"><text:span text:style-name="T5">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5"/>
      <text:p text:style-name="P4"><text:span text:style-name="T19">EVALUATION LICENCE.</text:span><text:span text:style-name="T20">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10"/>
      <text:p text:style-name="P4"><text:span text:style-name="T5">OPEN SOURCE LICENCES/</text:span><text:span text:style-name="T21">REQUIREMENTS</text:span><text:span text:style-name="T5">.</text:span><text:span text:style-name="T6"> </text:span><text:span text:style-name="T22">Many of t</text:span><text:span text:style-name="T6">he individual components included in the Software are licensed primarily pursuant to Mozilla Public License v2.0 open source licence, in addition to other open source licences identified in the documentation or located in the source code or binary code for the component. </text:span><text:span text:style-name="T22">For these </text:span><text:span text:style-name="T6">the source code form of the Software is made available at all times under the terms of such licences.</text:span></text:p>
      <text:p text:style-name="P11">Whilst this Agreement in no way limits Your rights under such licences, nor is <text:span text:style-name="T23">it </text:span>intended to supersede or conflict with the licence terms or obligations for use of any individual open source component, the Mozilla Public License v2.0 has been utilised to license the majority of the components comprising the Software because it <text:span text:style-name="T23">allows the imposition </text:span>(as is set out in <text:span text:style-name="T23">its </text:span>paragraph 3.2(b)) <text:span text:style-name="T23">of the </text:span>conditions <text:span text:style-name="T24">of this Agreement </text:span>on the free distribution of <text:span text:style-name="T24">S</text:span>oftware in its <text:span text:style-name="T24">E</text:span>xecutable <text:span text:style-name="T24">F</text:span>orm.</text:p>
      <text:p text:style-name="P12">For the avoidance of doubt, Collabora branding, theme data and Collabora Marks are not made available under an Open Source license.</text:p>
      <text:p text:style-name="P13"/>
      <text:p text:style-name="P10">MAINTENANCE SERVICES. </text:p>
      <text:p text:style-name="P5">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5"/>
      <text:p text:style-name="P5">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5"/>
      <text:p text:style-name="P5">3) If a question arises as to whether a release by Collabora is an upgrade or an update or a new Software product, Collabora’s opinion will prevail provided that Collabora treats the product offering the same for its end users generally.</text:p>
      <text:p text:style-name="P5"/>
      <text:p text:style-name="P5">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5"><text:soft-page-break/></text:p>
      <text:p text:style-name="P5">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5"/>
      <text:p text:style-name="P5">6) Maintenance services do not include integration services, installation of upgrades or updates, support services or any other benefits not expressly described in this Agreement.</text:p>
      <text:p text:style-name="P5"/>
      <text:p text:style-name="P14">SUPPORT SERVICES</text:p>
      <text:p text:style-name="P15"><text:bookmark-start text:name="__RefHeading__9040_294118893"/><text:span text:style-name="T25">By purchasing a</text:span>n entitlement to ‘Level 3’ technical support, services will be provided on certain terms which include:<text:bookmark-end text:name="__RefHeading__9040_294118893"/></text:p>
      <text:p text:style-name="P16">- allocation of a severity level for each support case and any variations on this;</text:p>
      <text:p text:style-name="P16">- Collabora’s work availability times, initial response time and the communication frequency for each support case based on such allocated case severity level; </text:p>
      <text:p text:style-name="P16">-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6">The specific terms are subject to change from time to time and accordingly are set out at </text:span><text:a xlink:type="simple" xlink:href="http://www.CollaboraOffice.com/" text:style-name="Internet_20_link" text:visited-style-name="Visited_20_Internet_20_Link"><text:span text:style-name="T27">http://www.CollaboraOffice.com/</text:span></text:a><text:span text:style-name="T26">, unless separately agreed with You such as in a purchase order. You are urged to check these terms again now before proceeding with any purchase of Subscription Services Entitlements. </text:span></text:p>
      <text:p text:style-name="P17"><text:span text:style-name="T26">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Office.com/" text:style-name="Internet_20_link" text:visited-style-name="Visited_20_Internet_20_Link"><text:span text:style-name="T27">http://www.CollaboraOffice.com/</text:span></text:a><text:span text:style-name="T27"> </text:span><text:span text:style-name="T26">or on a purchase order.</text:span><text:bookmark text:name="__RefHeading__928_851095625"/></text:p>
      <text:p text:style-name="P3">LIMITATIONS AND EXCLUSIONS</text:p>
      <text:p text:style-name="P5">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5"/>
      <text:p text:style-name="P5">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5"/>
      <text:p text:style-name="P5">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5"/>
      <text:p text:style-name="P4"><text:span text:style-name="T6">4</text:span><text:span text:style-name="T7">)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5"/>
      <text:p text:style-name="P4"><text:span text:style-name="T28"><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5"/>
      <text:p text:style-name="P5"><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5"/>
      <text:p text:style-name="P5">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5"/>
      <text:p text:style-name="P5"/>
      <text:p text:style-name="P10">GENERAL TERMS</text:p>
      <text:p text:style-name="P5">1) This Agreement may not be transferred or assigned without the prior written approval of Collabora.</text:p>
      <text:p text:style-name="P5"/>
      <text:p text:style-name="P5">2) This Agreement will terminate if You fail to comply with any term or condition of this Agreement.</text:p>
      <text:p text:style-name="P5"/>
      <text:p text:style-name="P5">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5"/>
      <text:p text:style-name="P5">4) No waiver of any right under this Agreement will be effective unless in writing. No waiver of any past or present right will be deemed to be a waiver of any future right arising under this Agreement. </text:p>
      <text:p text:style-name="P5"/>
      <text:p text:style-name="P5">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5"/>
      <text:p text:style-name="P5">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5"/>
      <text:p text:style-name="P5">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5"/>
      <text:p text:style-name="P4"><text:span text:style-name="T6">8) You may make a reasonable number of copies</text:span><text:span text:style-name="T5">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5"/>
      <text:p text:style-name="P5">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5"/>
      <text:p text:style-name="P5"/>
      <text:p text:style-name="P18">EULA 20<text:span text:style-name="T24">2</text:span><text:span text:style-name="T29">6</text:span>-<text:span text:style-name="T24">0</text:span><text:span text:style-name="T29">1</text:span><text:span text:style-name="T24">-0</text:span><text:span text:style-name="T29">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pitch="variable"/>
    <style:font-face style:name="Lucida Console" svg:font-family="'Lucida Console'" style:font-family-generic="modern"/>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horndale AMT" fo:font-size="12pt" fo:language="en" fo:country="GB" style:font-name-asian="Arial"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horndale AMT" fo:font-size="12pt" fo:language="en" fo:country="GB" style:font-name-asian="Arial"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chapter">
      <style:paragraph-properties fo:margin-left="0.0201in" fo:margin-right="0.0201in" fo:margin-top="0.2in" fo:margin-bottom="0.1in" style:contextual-spacing="false" fo:line-height="100%" fo:orphans="0" fo:widows="0" fo:text-indent="0.0201in" style:auto-text-indent="false"/>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chapter">
      <style:paragraph-properties fo:margin-left="0.0402in" fo:margin-right="0.0402in" fo:margin-top="0.1in" fo:margin-bottom="0.1in" style:contextual-spacing="false" fo:line-height="100%" fo:orphans="0" fo:widows="0" fo:text-indent="0.0402in"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 style:family="paragraph">
      <style:paragraph-properties fo:orphans="2" fo:widows="2" fo:hyphenation-ladder-count="no-limit" fo:hyphenation-keep="auto" loext:hyphenation-keep-type="column" loext:hyphenation-keep-line="false" style:text-autospace="none"/>
      <style:text-properties fo:color="#000000" loext:opacity="100%" style:font-name="Arial1"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1" style:font-family-complex="Arial, 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style:contextual-spacing="false" fo:line-height="100%" fo:text-align="justify" style:justify-single-word="false" fo:orphans="0" fo:widows="0" fo:text-indent="0in" style:auto-text-indent="false"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0835in" fo:margin-bottom="0.0835in" style:contextual-spacing="false" fo:line-height="100%" fo:text-align="justify" style:justify-single-word="false" fo:keep-together="always" fo:keep-with-next="always" style:text-autospace="none" style:punctuation-wrap="simple" style:vertical-align="baseline"/>
      <style:text-properties style:font-name="Arial1"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in" fo:margin-bottom="0.0835in" style:contextual-spacing="false" fo:line-height="100%" fo:text-align="justify" style:justify-single-word="false"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class="extra">
      <style:paragraph-properties style:line-height-at-least="0.0693in" fo:orphans="0" fo:widows="0" fo:hyphenation-ladder-count="no-limit" fo:hyphenation-keep="auto" loext:hyphenation-keep-type="column" loext:hyphenation-keep-line="false" text:number-lines="false" text:line-number="0"/>
      <style:text-properties style:use-window-font-color="true" loext:opacity="0%"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eftLettered" style:family="paragraph" style:parent-style-name="Standard" style:list-style-name="WW8Num4">
      <style:paragraph-properties fo:margin-top="0in" fo:margin-bottom="0.0835in" style:contextual-spacing="false" fo:line-height="100%" fo:text-align="justify" style:justify-single-word="false" fo:hyphenation-ladder-count="no-limit" fo:hyphenation-keep="auto" loext:hyphenation-keep-type="column" loext:hyphenation-keep-line="false" style:text-autospace="none" style:punctuation-wrap="simple" style:vertical-align="baseline">
        <style:tab-stops>
          <style:tab-stop style:position="1.4764in"/>
        </style:tab-stops>
      </style:paragraph-properties>
      <style:text-properties style:font-name="Arial1" fo:font-family="Arial, Arial" style:font-family-generic="swiss" style:font-pitch="variable" style:font-name-asian="Times New Roman" style:font-family-asian="'Times New Roman'" style:font-family-generic-asian="roman" style:font-pitch-asian="variable" style:font-name-complex="Arial1" style:font-family-complex="Arial, Arial" style:font-family-generic-complex="swiss" style:font-pitch-complex="variable" style:font-size-complex="10pt" style:font-weight-complex="bold" fo:hyphenate="true" fo:hyphenation-remain-char-count="2" fo:hyphenation-push-char-count="2" loext:hyphenation-no-caps="false" loext:hyphenation-no-last-word="false" loext:hyphenation-word-char-count="no-limit" loext:hyphenation-zone="no-limit"/>
    </style:style>
    <style:style style:name="Style" style:family="paragraph" style:parent-style-name="Standard">
      <style:paragraph-properties fo:margin-left="0.5in" fo:margin-right="0in" fo:margin-top="0in" fo:margin-bottom="0in" style:contextual-spacing="false" fo:line-height="100%" fo:orphans="0" fo:widows="0" fo:hyphenation-ladder-count="no-limit" fo:hyphenation-keep="auto" loext:hyphenation-keep-type="column" loext:hyphenation-keep-line="false" fo:text-indent="-0.5in"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WW8Num1z0" style:family="text">
      <style:text-properties style:font-name="Arial1" fo:font-family="Arial, Arial" style:font-family-generic="swiss" style:font-pitch="variable" fo:font-size="11pt" fo:font-style="normal" fo:font-weight="normal" style:font-size-asian="11pt" style:font-style-asian="normal" style:font-weight-asian="normal" style:font-name-complex="Arial1"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1" fo:font-family="Arial, Arial" style:font-family-generic="swiss" style:font-pitch="variable" fo:font-size="11pt" style:font-size-asian="11pt" style:font-name-complex="Arial1"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loext:num-list-format="%2%."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loext:num-list-format="%2%.%3%"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loext:num-list-format="%4%)"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loext:num-list-format="%3%.%4%.%5%"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loext:num-list-format="%6%)"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loext:num-list-format="%4%.%5%.%6%.%7%"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loext:num-list-format="%8%)"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loext:num-list-format="%2%."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loext:num-list-format="%2%.%3%"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loext:num-list-format="%4%)"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loext:num-list-format="%3%.%4%.%5%"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loext:num-list-format="%6%)"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loext:num-list-format="%4%.%5%.%6%.%7%"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0.4in" fo:text-indent="-0.25in" fo:margin-left="0.75in"/>
        </style:list-level-properties>
      </text:list-level-style-number>
      <text:list-level-style-number text:level="3" text:style-name="WW8Num2z2" loext:num-list-format="%2%.%3%."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0.6in" fo:margin-left="1.1in"/>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0.7in" fo:margin-left="1.2in"/>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0.8in" fo:margin-left="1.3in"/>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0.9in" fo:margin-left="1.4in"/>
        </style:list-level-properties>
      </text:list-level-style-number>
      <text:list-level-style-number text:level="8" text:style-name="WW8Num2z7" loext:num-list-format="%8%" style:num-format="">
        <style:list-level-properties text:list-level-position-and-space-mode="label-alignment">
          <style:list-level-label-alignment text:label-followed-by="nothing" fo:text-indent="-1in" fo:margin-left="1.5in"/>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1.1in" fo:margin-left="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9465in" fo:text-indent="-0.25in" fo:margin-left="0.946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1965in" fo:text-indent="-0.25in" fo:margin-left="1.1965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4465in" fo:text-indent="-0.25in" fo:margin-left="2.446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6965in" fo:text-indent="-0.25in" fo:margin-left="2.696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in" fo:margin-bottom="0in" style: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in" fo:margin-bottom="0in" style:contextual-spacing="false" fo:text-align="center" style:justify-single-word="false"/>
      <style:text-properties officeooo:paragraph-rsid="001a41c3"/>
    </style:style>
    <style:style style:name="MT1" style:family="text">
      <style:text-properties officeooo:rsid="002910da"/>
    </style:style>
    <style:style style:name="MT2" style:family="text">
      <style:text-properties style:font-family-asian="'URW Gothic L'" style:font-family-generic-asian="swiss" style:font-pitch-asian="variable" style:font-size-complex="11pt"/>
    </style:style>
    <style:style style:name="MT3" style:family="text">
      <style:text-properties style:use-window-font-color="true" loext:opacity="0%" style:font-name="Liberation Sans" fo:font-size="8pt" fo:font-weight="normal" officeooo:rsid="000b7637" style:font-family-asian="'URW Gothic L'" style:font-family-generic-asian="swiss" style:font-pitch-asian="variable" style:font-size-asian="8pt" style:font-weight-asian="normal" style:font-size-complex="8pt" style:font-weight-complex="normal"/>
    </style:style>
    <style:style style:name="MT4" style:family="text">
      <style:text-properties fo:color="#000080" loext:opacity="100%" style:font-name="Liberation Sans" fo:font-size="8pt" fo:font-weight="normal" officeooo:rsid="000b7637" style:font-family-asian="'URW Gothic L'" style:font-family-generic-asian="swiss" style:font-pitch-asian="variable" style:font-size-asian="8pt" style:font-weight-asian="normal" style:font-size-complex="8pt" style:font-weight-complex="normal"/>
    </style:style>
    <style:style style:name="MT5" style:family="text">
      <style:text-properties fo:color="#000080" loext:opacity="100%" style:font-name="Liberation Sans" fo:font-size="8pt" fo:font-weight="normal" style:font-size-asian="8pt" style:font-weight-asian="normal" style:font-size-complex="8pt" style:font-weight-complex="normal"/>
    </style:style>
    <style:style style:name="MT6" style:family="text">
      <style:text-properties style:use-window-font-color="true" loext:opacity="0%" style:font-name="Liberation Sans" fo:font-size="8pt" fo:font-weight="normal" style:font-size-asian="8pt" style:font-weight-asian="normal" style:font-size-complex="8pt" style:font-weight-complex="normal"/>
    </style:style>
    <style:page-layout style:name="Mpm1">
      <style:page-layout-properties fo:page-width="8.2681in" fo:page-height="11.6929in" style:num-format="1" style:print-orientation="portrait" fo:margin-top="1in" fo:margin-bottom="0.196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Collabora Productivity Ltd. Unit 1.06, St John’s Innovation Centre, Cowley Road, <text:s/>Cambridge, CB4 0<text:span text:style-name="MT1">W</text:span>S, United Kingdom</text:p>
        <text:p text:style-name="MP1">R<text:span text:style-name="Default_20_Paragraph_20_Font"><text:span text:style-name="MT2">egistered in England and Wales with company number 08644931</text:span></text:span></text:p>
        <text:p text:style-name="MP2"><text:span text:style-name="Default_20_Paragraph_20_Font"><text:span text:style-name="MT3">Telephone +44 (0)1223 362967 <text:s text:c="3"/></text:span></text:span><text:a xlink:type="simple" xlink:href="mailto:libreoffice@collabora.com" text:style-name="Internet_20_link" text:visited-style-name="Visited_20_Internet_20_Link"><text:span text:style-name="Default_20_Paragraph_20_Font"><text:span text:style-name="MT4">libreoffice@collabora.com</text:span></text:span></text:a><text:span text:style-name="Default_20_Paragraph_20_Font"><text:span text:style-name="MT3"> <text:s text:c="3"/></text:span></text:span><text:a xlink:type="simple" xlink:href="http://CollaboraOffice.com/" text:style-name="Internet_20_link" text:visited-style-name="Visited_20_Internet_20_Link"><text:span text:style-name="MT5">http://CollaboraOffice.com</text:span></text:a><text:span text:style-name="MT6"> </text:span></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Lexham Legal</meta:initial-creator>
    <meta:creation-date>2013-10-16T23:40:00</meta:creation-date>
    <dc:date>2026-01-14T11:32:41.228127542</dc:date>
    <meta:print-date>2013-09-18T09:44:00</meta:print-date>
    <meta:editing-cycles>24</meta:editing-cycles>
    <meta:editing-duration>P2171DT11H44M33S</meta:editing-duration>
    <meta:generator>Collabora_Office/26.04.0.20260110$Linux_X86_64 LibreOffice_project/978acf71136df9e491c0de78423f55da49bae4fd</meta:generator>
    <meta:document-statistic meta:table-count="0" meta:image-count="0" meta:object-count="0" meta:page-count="4" meta:paragraph-count="58" meta:word-count="2598" meta:character-count="16741" meta:non-whitespace-character-count="14167"/>
  </office:meta>
</office:document-meta>
</file>